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Обычный">
      <style:paragraph-properties fo:text-align="end" style:justify-single-word="false"/>
    </style:style>
    <style:style style:name="P2" style:family="paragraph" style:parent-style-name="Обычный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Обычный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Обычный">
      <style:text-properties fo:font-size="15pt" style:font-size-asian="15pt" style:font-size-complex="15pt"/>
    </style:style>
    <style:style style:name="P6" style:family="paragraph" style:parent-style-name="Обычный">
      <style:text-properties fo:font-size="15pt" fo:language="en" fo:country="US" style:font-size-asian="15pt" style:font-size-complex="15pt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>
      <style:paragraph-properties fo:text-align="end" style:justify-single-word="false"/>
      <style:text-properties fo:language="en" fo:country="US"/>
    </style:style>
    <style:style style:name="P9" style:family="paragraph" style:parent-style-name="Обычный">
      <style:text-properties fo:language="en" fo:country="US" fo:font-weight="bold" style:font-weight-asian="bold" style:font-weight-complex="bold"/>
    </style:style>
    <style:style style:name="P10" style:family="paragraph" style:parent-style-name="Обычный">
      <loext:graphic-properties draw:fill="solid" draw:fill-color="#000000" draw:opacity="100%"/>
      <style:paragraph-properties fo:background-color="#000000"/>
    </style:style>
    <style:style style:name="P11" style:family="paragraph" style:parent-style-name="Обычный" style:master-page-name="MP0">
      <style:paragraph-properties fo:text-align="end" style:justify-single-word="false" style:page-number="auto" fo:break-before="page"/>
    </style:style>
    <style:style style:name="P12" style:family="paragraph">
      <loext:graphic-properties draw:fill="non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14d50" style:font-size-asian="15pt" style:font-size-complex="15pt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gr1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4472c4" svg:stroke-opacity="100%" draw:stroke-linejoin="miter" svg:stroke-linecap="butt" draw:fill="none" fo:padding-top="-0.009cm" fo:padding-bottom="-0.009cm" fo:padding-left="-0.009cm" fo:padding-right="-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000000" svg:stroke-opacity="100%" draw:stroke-linejoin="miter" svg:stroke-linecap="butt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172c51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3465a4" svg:stroke-opacity="100%" draw:stroke-linejoin="miter" svg:stroke-linecap="butt" draw:fill="none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тудент группы ИС-27 Поповян А.Д.</text:p>
      <text:p text:style-name="P1"/>
      <text:p text:style-name="P2">Практическое занятие № 2</text:p>
      <text:p text:style-name="Обычный"><text:span text:style-name="Основной_20_шрифт_20_абзаца"><text:span text:style-name="T1">Тема: </text:span></text:span><text:span text:style-name="Основной_20_шрифт_20_абзаца"><text:span text:style-name="T2">Составление программ </text:span></text:span><text:span text:style-name="Основной_20_шрифт_20_абзаца"><text:span text:style-name="T3">линейный</text:span></text:span><text:span text:style-name="Основной_20_шрифт_20_абзаца"><text:span text:style-name="T2"> в </text:span></text:span><text:span text:style-name="Основной_20_шрифт_20_абзаца"><text:span text:style-name="T4">IDE</text:span></text:span><text:span text:style-name="Основной_20_шрифт_20_абзаца"><text:span text:style-name="T2"> </text:span></text:span><text:span text:style-name="Основной_20_шрифт_20_абзаца"><text:span text:style-name="T4">PyCharm</text:span></text:span><text:span text:style-name="Основной_20_шрифт_20_абзаца"><text:span text:style-name="T2"> </text:span></text:span><text:span text:style-name="Основной_20_шрифт_20_абзаца"><text:span text:style-name="T4">Community</text:span></text:span><text:span text:style-name="Основной_20_шрифт_20_абзаца"><text:span text:style-name="T2">.</text:span></text:span></text:p>
      <text:p text:style-name="Обычный"><text:span text:style-name="Основной_20_шрифт_20_абзаца"><text:span text:style-name="T1">Цель: </text:span></text:span><text:span text:style-name="Основной_20_шрифт_20_абзаца"><text:span text:style-name="T2">закрепить усвоенные знания, понятия, алгоритмы, основные принципы составления программ, приобрести навыки составление программ линейный структуры в </text:span></text:span><text:span text:style-name="Основной_20_шрифт_20_абзаца"><text:span text:style-name="T4">IDE</text:span></text:span><text:span text:style-name="Основной_20_шрифт_20_абзаца"><text:span text:style-name="T2"> </text:span></text:span><text:span text:style-name="Основной_20_шрифт_20_абзаца"><text:span text:style-name="T4">PyCharm</text:span></text:span><text:span text:style-name="Основной_20_шрифт_20_абзаца"><text:span text:style-name="T2"> </text:span></text:span><text:span text:style-name="Основной_20_шрифт_20_абзаца"><text:span text:style-name="T4">Community</text:span></text:span><text:span text:style-name="Основной_20_шрифт_20_абзаца"><text:span text:style-name="T2">.</text:span></text:span></text:p>
      <text:p text:style-name="P3">Постановка задачи.</text:p>
      <text:p text:style-name="P5">Дано целое число. Если оно является положительным, то прибавить к нему 1; в противном случае вычесть из него 2. Вывести полученное число.</text:p>
      <text:p text:style-name="Обычный"><text:span text:style-name="Основной_20_шрифт_20_абзаца"><text:span text:style-name="T1">Тип алгоритма:</text:span></text:span><text:span text:style-name="Основной_20_шрифт_20_абзаца"><text:span text:style-name="T2"> линейный.</text:span></text:span></text:p>
      <text:p text:style-name="P3">Блок-схема алгоритма:</text:p>
      <text:p text:style-name="P3"/>
      <text:p text:style-name="P1"/>
      <text:p text:style-name="P3"><text:bookmark-start text:name="_Hlk180321472"/></text:p>
      <text:p text:style-name="P1"/>
      <text:p text:style-name="P7"><draw:custom-shape text:anchor-type="paragraph" draw:z-index="3" draw:name="Фигура 8" draw:style-name="gr1" draw:text-style-name="P12" svg:width="5.231cm" svg:height="1.997cm" svg:x="5.634cm" svg:y="-0.661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Основной_20_шрифт_20_абзаца"><text:span text:style-name="T1">Начало</text:span></text:span></text:p>
      <text:p text:style-name="P3"/>
      <text:p text:style-name="Обычный"><draw:connector text:anchor-type="paragraph" draw:z-index="4" draw:name="Линия 7" draw:style-name="gr7" draw:text-style-name="P12" draw:type="line" svg:x1="8.269cm" svg:y1="0.115cm" svg:x2="8.246cm" svg:y2="1.198cm" svg:d="M8269 115l-23 1083" svg:viewBox="0 0 25 1085"><text:p/></draw:connector></text:p>
      <text:p text:style-name="P3"/>
      <text:p text:style-name="P7"><draw:custom-shape text:anchor-type="paragraph" draw:z-index="1" draw:name="Фигура 7" draw:style-name="gr5" draw:text-style-name="P12" svg:width="4.91cm" svg:height="0.819cm" svg:x="5.794cm" svg:y="0.03cm"><text:p/><draw:enhanced-geometry svg:viewBox="0 0 21600 21600" draw:type="non-primitive" draw:enhanced-path="M 0 0 L 21600 0 21600 21600 0 21600 Z N"/></draw:custom-shape><text:span text:style-name="Основной_20_шрифт_20_абзаца"><text:span text:style-name="T1">Ввод x</text:span></text:span></text:p>
      <text:p text:style-name="Обычный"><draw:connector text:anchor-type="paragraph" draw:z-index="2" draw:name="Линия 6" draw:style-name="gr8" draw:text-style-name="P12" draw:type="line" svg:x1="8.25cm" svg:y1="0.258cm" svg:x2="8.25cm" svg:y2="1.395cm" svg:d="M8250 258v1137" svg:viewBox="0 0 2 1139"><text:p/></draw:connector><text:bookmark-end text:name="_Hlk180321472"/></text:p>
      <text:p text:style-name="P3"/>
      <text:p text:style-name="Обычный"><draw:custom-shape text:anchor-type="paragraph" draw:z-index="0" draw:name="Фигура 1" draw:style-name="gr5" draw:text-style-name="P12" svg:width="8.787cm" svg:height="1.43cm" svg:x="3.856cm" svg:y="0.196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7"><draw:connector text:anchor-type="paragraph" draw:z-index="5" draw:name="Прямая соединительная линия 1" draw:style-name="gr4" draw:text-style-name="P12" draw:type="line" svg:x1="3.877cm" svg:y1="0.041cm" svg:x2="0.968cm" svg:y2="1.362cm" svg:d="M3877 41l-2909 1321" svg:viewBox="0 0 2910 1323"><text:p/></draw:connector><text:span text:style-name="Основной_20_шрифт_20_абзаца"><text:span text:style-name="T5">x</text:span></text:span><text:span text:style-name="Основной_20_шрифт_20_абзаца"><text:span text:style-name="T1"> = </text:span></text:span><text:span text:style-name="Основной_20_шрифт_20_абзаца"><text:span text:style-name="T5">int</text:span></text:span><text:span text:style-name="Основной_20_шрифт_20_абзаца"><text:span text:style-name="T1">(</text:span></text:span><text:span text:style-name="Основной_20_шрифт_20_абзаца"><text:span text:style-name="T5">input</text:span></text:span><text:span text:style-name="Основной_20_шрифт_20_абзаца"><text:span text:style-name="T1">(«Введите число:»))</text:span></text:span></text:p>
      <text:p text:style-name="Обычный"><draw:custom-shape text:anchor-type="paragraph" draw:z-index="6" draw:name="Блок-схема: решение 2" draw:style-name="gr6" draw:text-style-name="P12" svg:width="3.386cm" svg:height="1.773cm" svg:x="-1.069cm" svg:y="0.596cm"><text:p/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7"><draw:custom-shape text:anchor-type="paragraph" draw:z-index="8" draw:name="Блок-схема: решение 4" draw:style-name="gr6" draw:text-style-name="P12" svg:width="3.306cm" svg:height="1.588cm" svg:x="6.971cm" svg:y="0.081cm"><text:p/><draw:enhanced-geometry svg:viewBox="0 0 2 2" draw:text-areas="?f8 ?f8 ?f9 ?f9" draw:type="non-primitive" draw:enhanced-path="M ?f0 ?f2 L ?f2 ?f0 ?f1 ?f2 ?f2 ?f1 Z N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text:span text:style-name="Основной_20_шрифт_20_абзаца"><text:span text:style-name="T1"/></text:span></text:p>
      <text:p text:style-name="Обычный"><draw:connector text:anchor-type="paragraph" draw:z-index="12" draw:name="Прямая соединительная линия 5" draw:style-name="gr4" draw:text-style-name="P12" draw:type="line" svg:x1="14.85cm" svg:y1="0.3cm" svg:x2="14.725cm" svg:y2="2.097cm" svg:d="M14850 300l-125 1797" svg:viewBox="0 0 127 1799"><text:p/></draw:connector><draw:connector text:anchor-type="paragraph" draw:z-index="11" draw:name="Прямая соединительная линия 3" draw:style-name="gr4" draw:text-style-name="P12" draw:type="line" svg:x1="10.229cm" svg:y1="0.404cm" svg:x2="14.857cm" svg:y2="0.28cm" svg:d="M10229 404l4628-124" svg:viewBox="0 0 4630 125"><text:p/></draw:connector><draw:connector text:anchor-type="paragraph" draw:z-index="7" draw:name="Прямая соединительная линия 3" draw:style-name="gr4" draw:text-style-name="P12" draw:type="line" svg:x1="2.344cm" svg:y1="0.531cm" svg:x2="6.971cm" svg:y2="0.406cm" svg:d="M2344 531l4627-125" svg:viewBox="0 0 4628 127"><text:p/></draw:connector><text:span text:style-name="Основной_20_шрифт_20_абзаца"><text:span text:style-name="T5">X &lt; 0</text:span></text:span><text:span text:style-name="Основной_20_шрифт_20_абзаца"><text:span text:style-name="T4"> <text:s text:c="51"/></text:span></text:span><text:span text:style-name="Основной_20_шрифт_20_абзаца"><text:span text:style-name="T5">X &gt; 0</text:span></text:span></text:p>
      <text:p text:style-name="P8"/>
      <text:p text:style-name="Обычный"><draw:connector text:anchor-type="paragraph" draw:z-index="10" draw:name="Прямая соединительная линия 5" draw:style-name="gr4" draw:text-style-name="P12" draw:type="line" svg:x1="8.64cm" svg:y1="0.025cm" svg:x2="8.588cm" svg:y2="1.057cm" svg:d="M8640 25l-52 1032" svg:viewBox="0 0 53 1034"><text:p/></draw:connector><draw:connector text:anchor-type="paragraph" draw:z-index="9" draw:name="Прямая соединительная линия 5" draw:style-name="gr4" draw:text-style-name="P12" draw:type="line" svg:x1="0.649cm" svg:y1="0.178cm" svg:x2="0.598cm" svg:y2="1.21cm" svg:d="M649 178l-51 1032" svg:viewBox="0 0 53 1034"><text:p/></draw:connector></text:p>
      <text:p text:style-name="P9"><text:s text:c="8"/>YES <text:s text:c="66"/>YES <text:s text:c="50"/>NO</text:p>
      <text:p text:style-name="Обычный"><draw:custom-shape text:anchor-type="paragraph" draw:z-index="15" draw:name="Фигура 1" draw:style-name="gr3" draw:text-style-name="P12" svg:width="4.313cm" svg:height="1.43cm" svg:x="12.425cm" svg:y="0.03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4" draw:name="Фигура 1" draw:style-name="gr5" draw:text-style-name="P12" svg:width="3.44cm" svg:height="1.43cm" svg:x="6.53cm" svg:y="0.083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text:anchor-type="paragraph" draw:z-index="13" draw:name="Фигура 1" draw:style-name="gr3" draw:text-style-name="P12" svg:width="3.44cm" svg:height="1.43cm" svg:x="-0.379cm" svg:y="0.189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Основной_20_шрифт_20_абзаца"><text:span text:style-name="T5">print( x + 1) <text:s text:c="31"/>print( x – 2) <text:s text:c="22"/>print(“</text:span></text:span><text:span text:style-name="Основной_20_шрифт_20_абзаца"><text:span text:style-name="T1">Число</text:span></text:span><text:span text:style-name="Основной_20_шрифт_20_абзаца"><text:span text:style-name="T5">0”) </text:span></text:span></text:p>
      <text:p text:style-name="P1"><draw:connector text:anchor-type="paragraph" draw:z-index="17" draw:name="Прямая соединительная линия 5" draw:style-name="gr4" draw:text-style-name="P12" draw:type="line" svg:x1="8.525cm" svg:y1="0.363cm" svg:x2="8.401cm" svg:y2="2.295cm" svg:d="M8525 363l-124 1932" svg:viewBox="0 0 125 1933"><text:p/></draw:connector><draw:connector text:anchor-type="paragraph" draw:z-index="18" draw:name="Прямая соединительная линия 3" draw:style-name="gr4" draw:text-style-name="P12" draw:type="line" svg:x1="9.832cm" svg:y1="2.75cm" svg:x2="14.751cm" svg:y2="0.363cm" svg:d="M9832 2750l4919-2387" svg:viewBox="0 0 4921 2388"><text:p/></draw:connector><text:span text:style-name="Основной_20_шрифт_20_абзаца"><text:span text:style-name="T5"/></text:span></text:p>
      <text:p text:style-name="P1"><draw:connector text:anchor-type="paragraph" draw:z-index="16" draw:name="Прямая соединительная линия 3" draw:style-name="gr4" draw:text-style-name="P12" draw:type="line" svg:x1="0.598cm" svg:y1="0.088cm" svg:x2="6.735cm" svg:y2="2.231cm" svg:d="M598 88l6137 2143" svg:viewBox="0 0 6138 2145"><text:p/></draw:connector><text:span text:style-name="Основной_20_шрифт_20_абзаца"><text:span text:style-name="T5"/></text:span></text:p>
      <text:p text:style-name="P8"/>
      <text:p text:style-name="P8"/>
      <text:p text:style-name="P1"><draw:custom-shape text:anchor-type="paragraph" draw:z-index="19" draw:name="Фигура 7" draw:style-name="gr3" draw:text-style-name="P12" svg:width="3.066cm" svg:height="1.033cm" svg:x="6.789cm" svg:y="0.242cm"><text:p/><draw:enhanced-geometry svg:viewBox="0 0 21600 21600" draw:type="non-primitive" draw:enhanced-path="M 0 0 L 21600 0 21600 21600 0 21600 Z N"/></draw:custom-shape></text:p>
      <text:p text:style-name="P7"><text:span text:style-name="Основной_20_шрифт_20_абзаца"><text:span text:style-name="T1">Вывод </text:span></text:span><text:span text:style-name="Основной_20_шрифт_20_абзаца"><text:span text:style-name="T5">x</text:span></text:span></text:p>
      <text:p text:style-name="P1"><draw:connector text:anchor-type="paragraph" draw:z-index="20" draw:name="Линия 6" draw:style-name="gr2" draw:text-style-name="P12" draw:type="line" svg:x1="8.377cm" svg:y1="0.205cm" svg:x2="8.5cm" svg:y2="1.526cm" svg:d="M8377 205l123 1321" svg:viewBox="0 0 125 1323"><text:p/></draw:connector></text:p>
      <text:p text:style-name="P1"/>
      <text:p text:style-name="P1"/>
      <text:p text:style-name="P1"><draw:custom-shape text:anchor-type="paragraph" draw:z-index="21" draw:name="Фигура 8" draw:style-name="gr1" draw:text-style-name="P12" svg:width="3.386cm" svg:height="1.535cm" svg:x="6.63cm" svg:y="0.014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">Конец</text:p>
      <text:p text:style-name="P1"/>
      <text:p text:style-name="P1"><text:soft-page-break/>Студент группы ИС-27 Поповян А.Д.</text:p>
      <text:p text:style-name="Обычный"><text:span text:style-name="Основной_20_шрифт_20_абзаца"><text:span text:style-name="T1">Текст программы:</text:span></text:span></text:p>
      <text:p text:style-name="P10"><text:span text:style-name="Основной_20_шрифт_20_абзаца"><text:span text:style-name="T4">x = int(input("</text:span></text:span><text:span text:style-name="Основной_20_шрифт_20_абзаца"><text:span text:style-name="T2">Введите</text:span></text:span><text:span text:style-name="Основной_20_шрифт_20_абзаца"><text:span text:style-name="T4"> </text:span></text:span><text:span text:style-name="Основной_20_шрифт_20_абзаца"><text:span text:style-name="T2">число</text:span></text:span><text:span text:style-name="Основной_20_шрифт_20_абзаца"><text:span text:style-name="T4">: "))<text:line-break/>if x &lt; 0: print(x + 1)<text:line-break/>if x &gt; 0: print(x - 2)<text:line-break/>if x == 0: print("</text:span></text:span><text:span text:style-name="Основной_20_шрифт_20_абзаца"><text:span text:style-name="T2">Число</text:span></text:span><text:span text:style-name="Основной_20_шрифт_20_абзаца"><text:span text:style-name="T4"> 0")</text:span></text:span></text:p>
      <text:p text:style-name="P6"/>
      <text:p text:style-name="Обычный"><text:span text:style-name="Основной_20_шрифт_20_абзаца"><text:span text:style-name="T1">Протокол</text:span></text:span><text:span text:style-name="Основной_20_шрифт_20_абзаца"><text:span text:style-name="T5"> </text:span></text:span><text:span text:style-name="Основной_20_шрифт_20_абзаца"><text:span text:style-name="T1">работы</text:span></text:span><text:span text:style-name="Основной_20_шрифт_20_абзаца"><text:span text:style-name="T5"> </text:span></text:span><text:span text:style-name="Основной_20_шрифт_20_абзаца"><text:span text:style-name="T1">программы</text:span></text:span><text:span text:style-name="Основной_20_шрифт_20_абзаца"><text:span text:style-name="T5">:</text:span></text:span></text:p>
      <text:p text:style-name="P6">1)</text:p>
      <text:p text:style-name="P6">C:\Users\Admin\AppData\Local\Programs\Python\Python312\python.exe C:\Users\Admin\PopovyanPr\Pz_3\Pz_3_2.py </text:p>
      <text:p text:style-name="Обычный"><text:span text:style-name="Основной_20_шрифт_20_абзаца"><text:span text:style-name="T2">Введите</text:span></text:span><text:span text:style-name="Основной_20_шрифт_20_абзаца"><text:span text:style-name="T4"> </text:span></text:span><text:span text:style-name="Основной_20_шрифт_20_абзаца"><text:span text:style-name="T2">число</text:span></text:span><text:span text:style-name="Основной_20_шрифт_20_абзаца"><text:span text:style-name="T4">: 4213</text:span></text:span></text:p>
      <text:p text:style-name="P6">4211</text:p>
      <text:p text:style-name="P6"/>
      <text:p text:style-name="Обычный"><text:span text:style-name="Основной_20_шрифт_20_абзаца"><text:span text:style-name="T4">Process finished with exit code 0</text:span></text:span></text:p>
      <text:p text:style-name="P6"/>
      <text:p text:style-name="Обычный"><text:span text:style-name="Основной_20_шрифт_20_абзаца"><text:span text:style-name="T1">Вывод: </text:span></text:span><text:span text:style-name="Основной_20_шрифт_20_абзаца"><text:span text:style-name="T2">в процессе выполнения практического занятия выработал навыки составления программ линейный структуры в IDE PyCharm Community. Были использованы языковые конструкции if. Выполнены разработка кода, отладка, тестирование, оптимизация </text:span></text:span></text:p>
      <text:p text:style-name="Обычный"><text:span text:style-name="Основной_20_шрифт_20_абзаца"><text:span text:style-name="T2">программного кода. Готовые программные коды выложены на GitHub.</text:span></text:span></text:p>
      <text:p text:style-name="P5"/>
      <text:p text:style-name="P5"><text:s text:c="12"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Verdana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Verdana" style:font-size-asian="12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Текст_20_концевой_20_сноски" style:display-name="Текст концевой сноски" style:family="paragraph" style:parent-style-name="Обычный">
      <style:paragraph-properties fo:margin-left="0.6cm" fo:margin-right="0cm" fo:margin-top="0cm" fo:margin-bottom="0.282cm" style:contextual-spacing="false" fo:orphans="2" fo:widows="2" fo:hyphenation-ladder-count="no-limit" fo:text-indent="-0.6cm" style:auto-text-indent="false" text:number-lines="false" text:line-number="0" style:vertical-align="auto">
        <style:tab-stops/>
      </style:paragraph-properties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Основной_20_шрифт_20_абзаца" style:display-name="Основной шрифт абзаца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Текст_20_концевой_20_сноски_20_Знак" style:display-name="Текст концевой сноски Знак" style:family="text" style:parent-style-name="Основной_20_шрифт_20_абзаца">
      <style:text-properties style:font-name="Calibri" fo:font-family="Calibri" style:font-family-generic="swiss" style:font-pitch="variable" fo:font-size="10pt" style:letter-kerning="true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00Z</meta:creation-date>
    <dc:date>2024-11-02T15:57:43.018727606</dc:date>
    <meta:editing-cycles>20</meta:editing-cycles>
    <meta:editing-duration>PT1H18M18S</meta:editing-duration>
    <meta:document-statistic meta:table-count="0" meta:image-count="0" meta:object-count="0" meta:page-count="2" meta:paragraph-count="28" meta:word-count="176" meta:character-count="1502" meta:non-whitespace-character-count="110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"/>
  </office:meta>
</office:document-meta>
</file>